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paragraph-properties fo:margin-top="0in" fo:margin-bottom="0in" loext:contextual-spacing="false"/>
    </style:style>
    <style:style style:name="P23" style:family="paragraph" style:parent-style-name="Text_20_body" style:list-style-name="L1">
      <style:paragraph-properties fo:margin-top="0in" fo:margin-bottom="0in" loext:contextual-spacing="false"/>
    </style:style>
    <style:style style:name="P24" style:family="paragraph" style:parent-style-name="Text_20_body" style:list-style-name="L2">
      <style:paragraph-properties fo:margin-top="0in" fo:margin-bottom="0in" loext:contextual-spacing="false"/>
    </style:style>
    <style:style style:name="P25" style:family="paragraph" style:parent-style-name="Text_20_body" style:list-style-name="L3">
      <style:paragraph-properties fo:margin-top="0in" fo:margin-bottom="0in" loext:contextual-spacing="false"/>
    </style:style>
    <style:style style:name="P26" style:family="paragraph" style:parent-style-name="Text_20_body" style:list-style-name="L4">
      <style:paragraph-properties fo:margin-top="0in" fo:margin-bottom="0in" loext:contextual-spacing="false"/>
    </style:style>
    <style:style style:name="P27" style:family="paragraph" style:parent-style-name="Text_20_body" style:list-style-name="L5">
      <style:paragraph-properties fo:margin-top="0in" fo:margin-bottom="0in" loext:contextual-spacing="false"/>
    </style:style>
    <style:style style:name="P28" style:family="paragraph" style:parent-style-name="Text_20_body" style:list-style-name="L6">
      <style:paragraph-properties fo:margin-top="0in" fo:margin-bottom="0in" loext:contextual-spacing="false"/>
    </style:style>
    <style:style style:name="P29" style:family="paragraph" style:parent-style-name="Text_20_body" style:list-style-name="L7">
      <style:paragraph-properties fo:margin-top="0in" fo:margin-bottom="0in" loext:contextual-spacing="false"/>
    </style:style>
    <style:style style:name="P30" style:family="paragraph" style:parent-style-name="Text_20_body" style:list-style-name="L8">
      <style:paragraph-properties fo:margin-top="0in" fo:margin-bottom="0in" loext:contextual-spacing="false"/>
    </style:style>
    <style:style style:name="P31" style:family="paragraph" style:parent-style-name="Text_20_body" style:list-style-name="L9">
      <style:paragraph-properties fo:margin-top="0in" fo:margin-bottom="0in" loext:contextual-spacing="false"/>
    </style:style>
    <style:style style:name="P32" style:family="paragraph" style:parent-style-name="Text_20_body" style:list-style-name="L10">
      <style:paragraph-properties fo:margin-top="0in" fo:margin-bottom="0in" loext:contextual-spacing="false"/>
    </style:style>
    <style:style style:name="P33" style:family="paragraph" style:parent-style-name="Text_20_body" style:list-style-name="L11">
      <style:paragraph-properties fo:margin-top="0in" fo:margin-bottom="0in" loext:contextual-spacing="false"/>
    </style:style>
    <style:style style:name="P34" style:family="paragraph" style:parent-style-name="Text_20_body" style:list-style-name="L12">
      <style:paragraph-properties fo:margin-top="0in" fo:margin-bottom="0in" loext:contextual-spacing="false"/>
    </style:style>
    <style:style style:name="P35" style:family="paragraph" style:parent-style-name="Text_20_body" style:list-style-name="L13">
      <style:paragraph-properties fo:margin-top="0in" fo:margin-bottom="0in" loext:contextual-spacing="false"/>
    </style:style>
    <style:style style:name="P36" style:family="paragraph" style:parent-style-name="Text_20_body" style:list-style-name="L14">
      <style:paragraph-properties fo:margin-top="0in" fo:margin-bottom="0in" loext:contextual-spacing="false"/>
    </style:style>
    <style:style style:name="P37" style:family="paragraph" style:parent-style-name="Text_20_body" style:list-style-name="L15">
      <style:paragraph-properties fo:margin-top="0in" fo:margin-bottom="0in" loext:contextual-spacing="false"/>
    </style:style>
    <style:style style:name="P38" style:family="paragraph" style:parent-style-name="Text_20_body" style:list-style-name="L16">
      <style:paragraph-properties fo:margin-top="0in" fo:margin-bottom="0in" loext:contextual-spacing="false"/>
    </style:style>
    <style:style style:name="P39" style:family="paragraph" style:parent-style-name="Text_20_body" style:list-style-name="L17">
      <style:paragraph-properties fo:margin-top="0in" fo:margin-bottom="0in" loext:contextual-spacing="false"/>
    </style:style>
    <style:style style:name="P40" style:family="paragraph" style:parent-style-name="Text_20_body" style:list-style-name="L18">
      <style:paragraph-properties fo:margin-top="0in" fo:margin-bottom="0in" loext:contextual-spacing="false"/>
    </style:style>
    <style:style style:name="P41" style:family="paragraph" style:parent-style-name="Text_20_body" style:list-style-name="L19">
      <style:paragraph-properties fo:margin-top="0in" fo:margin-bottom="0in" loext:contextual-spacing="false"/>
    </style:style>
    <style:style style:name="P42" style:family="paragraph" style:parent-style-name="Text_20_body" style:list-style-name="L20">
      <style:paragraph-properties fo:margin-top="0in" fo:margin-bottom="0in" loext:contextual-spacing="false"/>
    </style:style>
    <style:style style:name="P43" style:family="paragraph" style:parent-style-name="Text_20_body" style:list-style-name="L21">
      <style:paragraph-properties fo:margin-top="0in" fo:margin-bottom="0in" loext:contextual-spacing="false"/>
    </style:style>
    <style:style style:name="T1" style:family="text">
      <style:text-properties fo:font-weight="bold"/>
    </style:style>
    <style:style style:name="T2" style:family="text">
      <style:text-properties fo:font-weight="bold" officeooo:rsid="0003e595"/>
    </style:style>
    <style:style style:name="T3" style:family="text">
      <style:text-properties officeooo:rsid="0003e595"/>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3">Parardham Information Technology</text:span> <text:span text:style-name="T3">provides a</text:span> <text:span text:style-name="T3">wide </text:span>range of <text:span text:style-name="T3">cutting edge technologies</text:span> for <text:span text:style-name="T3">one of the best</text:span> learning environment. <text:span text:style-name="T3">We</text:span> provid<text:span text:style-name="T3">e</text:span> opportunities in <text:span text:style-name="T3">latest trends in the</text:span> field <text:span text:style-name="T3">of AI, Deep learning, IOT</text:span> . At <text:span text:style-name="T3">Kalpvaig,</text:span> you can find <text:span text:style-name="T3">a</text:span> challenging <text:span text:style-name="T3">opportunity</text:span> in an environment that recognizes and rewards exceptional performance. We attract some of the finest talents and always looking to recruit best people in the industry and to help them grow and create value for themselves and to make the most of your time. <text:line-break/><text:line-break/>If you are interested in being a part of one of the <text:span text:style-name="T3">Kalpvaig</text:span>. then join us for an opportunity that will enhance you in every way. <text:line-break/><text:line-break/>You can e-mail your resume at <text:span text:style-name="T3">shashwat@kalpvaig.com</text:span> or call <text:span text:style-name="T1">+91 </text:span><text:span text:style-name="T2">7275684742</text:span></text:p>
      <text:p text:style-name="Text_20_body"/>
      <text:section text:style-name="Sect1" text:name="text">
        <text:p text:style-name="P22"><text:span text:style-name="T1">Profile :</text:span> Java Oracle </text:p>
        <text:p text:style-name="P22"><text:span text:style-name="T1">Open Positions :</text:span> <text:span text:style-name="T3">1</text:span></text:p>
        <text:p text:style-name="P22"><text:line-break/><text:span text:style-name="T1">J​ob Description​:</text:span></text:p>
        <text:p text:style-name="P22"><text:line-break/>Java Oracle developer is responsible for designing and developing software and web pages based on given performance requirements and design. The developer must have good communication skills to correspond with clients or business analysts. The developer should have at least 2 to 4 years of experience in development. </text:p>
        <text:p text:style-name="Text_20_body"><text:line-break/><text:span text:style-name="T1">Requirements:</text:span> </text:p>
        <text:list xml:id="list1178316661" text:style-name="L1">
          <text:list-item>
            <text:p text:style-name="P23">Excellent spoken and written English skills </text:p>
          </text:list-item>
          <text:list-item>
            <text:p text:style-name="P23">Graduate of a University-level Computing Science program </text:p>
          </text:list-item>
          <text:list-item>
            <text:p text:style-name="P23">Experience with development of Internet Applications </text:p>
          </text:list-item>
          <text:list-item>
            <text:p text:style-name="P23">Good experience with developing for Java Oracle </text:p>
          </text:list-item>
          <text:list-item>
            <text:p text:style-name="P23">Java developer responsibilities include designing and developing high-volume, low-latency applications for mission-critical systems and delivering high-availability and performance </text:p>
          </text:list-item>
          <text:list-item>
            <text:p text:style-name="P23">Contribute in all phases of the development lifecycle </text:p>
          </text:list-item>
          <text:list-item>
            <text:p text:style-name="P23">Write well designed, testable, efficient code </text:p>
          </text:list-item>
          <text:list-item>
            <text:p text:style-name="P23">Prepare and produce releases of software components </text:p>
          </text:list-item>
          <text:list-item>
            <text:p text:style-name="P23">Support continuous improvement by investigating alternatives and technologies and presenting these for architectural review </text:p>
          </text:list-item>
          <text:list-item>
            <text:p text:style-name="P23">Hands on experience in designing and developing applications using Java EE platforms </text:p>
          </text:list-item>
          <text:list-item>
            <text:p text:style-name="P23">Object Oriented analysis and design using common design patterns </text:p>
          </text:list-item>
          <text:list-item>
            <text:p text:style-name="P23">Profound insight of Java and JEE internals (Classloading, Memory Management, Transaction management etc) </text:p>
          </text:list-item>
          <text:list-item>
            <text:p text:style-name="P23">Excellent knowledge of Relational Databases, SQL, Oracle and ORM technologies (JPA2, Hibernate) </text:p>
          </text:list-item>
          <text:list-item>
            <text:p text:style-name="P23">Experience in Jasper &amp; Jrxml Reports </text:p>
          </text:list-item>
          <text:list-item>
            <text:p text:style-name="P23"><text:soft-page-break/>Experience in the Spring Framework, JSTL Taglibs, HTML5, Custom Taglibs, angular.js, AJAX, CSS3 </text:p>
          </text:list-item>
          <text:list-item>
            <text:p text:style-name="P23">Knowledge of RESTful services, Hibernate DAO </text:p>
          </text:list-item>
          <text:list-item>
            <text:p text:style-name="P23">Knowledge of Cache management, Logging framework </text:p>
          </text:list-item>
          <text:list-item>
            <text:p text:style-name="P23">Sun Certified Java Developer will be preferred </text:p>
          </text:list-item>
          <text:list-item>
            <text:p text:style-name="P23">Experience in developing web applications using at least one popular web framework (JSF, Wicket, GWT, Spring MVC) </text:p>
          </text:list-item>
          <text:list-item>
            <text:p text:style-name="P23">Experience with test-driven development </text:p>
          </text:list-item>
          <text:list-item>
            <text:p text:style-name="P23">Good knowledge of creating &amp; maintaining new database users as required and all database objects, including tables, clusters, indexes, views, sequences, packages and procedures </text:p>
          </text:list-item>
          <text:list-item>
            <text:p text:style-name="P23">Must have strong knowledge of Oracle tools </text:p>
          </text:list-item>
          <text:list-item>
            <text:p text:style-name="P23">Strong shell scripting knowledge </text:p>
          </text:list-item>
          <text:list-item>
            <text:p text:style-name="P23">Creating reports as per requirement </text:p>
          </text:list-item>
          <text:list-item>
            <text:p text:style-name="P23">Expert level knowledge in writing Oracle SQL queries </text:p>
          </text:list-item>
          <text:list-item>
            <text:p text:style-name="P23">Creates and maintains database backup and recovery systems </text:p>
          </text:list-item>
          <text:list-item>
            <text:p text:style-name="P23">Experience with the development of application queries or stored procedures </text:p>
          </text:list-item>
          <text:list-item>
            <text:p text:style-name="P1">Must have knowledge of Putty, Linux commands, Cron Shell Scripts </text:p>
          </text:list-item>
        </text:list>
      </text:section>
      <text:p text:style-name="Text_20_body"/>
      <text:section text:style-name="Sect1" text:name="Section1">
        <text:p text:style-name="P22"><text:bookmark text:name="text"/><text:span text:style-name="T1">Profile :</text:span> MVC 5</text:p>
        <text:p text:style-name="P22"><text:span text:style-name="T1">Open Positions :</text:span> 3</text:p>
        <text:p text:style-name="P22"><text:line-break/><text:span text:style-name="T1">J​ob Description​:</text:span></text:p>
        <text:p text:style-name="P22"><text:line-break/>A C#, MVC 5 is responsible for designing and developing software and web pages based on given performance requirements and design. The developer must have good communication skills to correspond with clients or business analysts. The developer should have at least 1.5 years of experience in development. </text:p>
        <text:p text:style-name="Text_20_body"><text:line-break/><text:span text:style-name="T1">Requirements:</text:span> </text:p>
        <text:list xml:id="list3792166236" text:style-name="L2">
          <text:list-item>
            <text:p text:style-name="P24">Excellent spoken and written English skills </text:p>
          </text:list-item>
          <text:list-item>
            <text:p text:style-name="P24">Graduate of a University-level Computing Science program </text:p>
          </text:list-item>
          <text:list-item>
            <text:p text:style-name="P24">Experience with development of Internet Applications </text:p>
          </text:list-item>
          <text:list-item>
            <text:p text:style-name="P24">Good experience with developing for Microsoft C# &amp; MVC5 </text:p>
          </text:list-item>
          <text:list-item>
            <text:p text:style-name="P24">Good experience with developing for Microsoft SQL Server (Stored Procedures, Views, Scalar-Valued &amp; Table-Valued Functions) </text:p>
          </text:list-item>
          <text:list-item>
            <text:p text:style-name="P24">Able to run and maintain a workstation with required software (Windows Server, Internet Information Services, SQL Server, Visual Studio) </text:p>
          </text:list-item>
          <text:list-item>
            <text:p text:style-name="P24">Strong Knowledge of coding NET 4.5 / C# / MVC 5, Kendo Controls/ CSS3/ Twitter Bootstrap / JQuery, Java, Java Script, Oops concept, JQ Grid, LINQ </text:p>
          </text:list-item>
          <text:list-item>
            <text:p text:style-name="P24">Looking for someone good with using Kendo Controls in MVC (kendo mvc wrappers) </text:p>
          </text:list-item>
          <text:list-item>
            <text:p text:style-name="P24">A single layout page has to be created using twitter bootstrap and kendo mvc controls </text:p>
          </text:list-item>
          <text:list-item>
            <text:p text:style-name="P24"><text:soft-page-break/>Kendo mvc controls is a must and not Kendo bare js controls </text:p>
          </text:list-item>
          <text:list-item>
            <text:p text:style-name="P2">Good knowledge of Deployment process, debugging of code, Ajax, web services, IIS web server and entity framework 6, Web API’s </text:p>
          </text:list-item>
        </text:list>
      </text:section>
      <text:p text:style-name="Text_20_body"/>
      <text:section text:style-name="Sect1" text:name="Section2">
        <text:p text:style-name="P22"><text:bookmark text:name="text1"/><text:span text:style-name="T1">Profile :</text:span> Server Architect</text:p>
        <text:p text:style-name="P22"><text:span text:style-name="T1">Open Positions :</text:span> 1</text:p>
        <text:p text:style-name="P22"><text:line-break/><text:span text:style-name="T1">J​ob Description​:</text:span></text:p>
        <text:p text:style-name="P22"><text:line-break/>We are looking for an architect who will be responsible for designing, implementing, and monitoring the infrastructure; also, to collaborate with other team members to develop automation strategies and deployment processes. You will become an integral part of the team, making every problem of the platform a problem of your own, and solving them accordingly. The architect should have 3 years plus of experience. </text:p>
        <text:p text:style-name="Text_20_body"><text:line-break/><text:span text:style-name="T1">Requirements:</text:span> </text:p>
        <text:list xml:id="list3116821819" text:style-name="L3">
          <text:list-item>
            <text:p text:style-name="P25">Help tune performance and ensure high availability of infrastructure. </text:p>
          </text:list-item>
          <text:list-item>
            <text:p text:style-name="P25">Design and develop infrastructure monitoring and reporting tools. </text:p>
          </text:list-item>
          <text:list-item>
            <text:p text:style-name="P25">Develop and maintain configuration management solutions. </text:p>
          </text:list-item>
          <text:list-item>
            <text:p text:style-name="P25">Develop test automation frameworks in collaboration with rest of the team. </text:p>
          </text:list-item>
          <text:list-item>
            <text:p text:style-name="P25">Create tools to help teams make the most out of the available infrastructure. </text:p>
          </text:list-item>
          <text:list-item>
            <text:p text:style-name="P25">Willing to learn new technology. </text:p>
          </text:list-item>
          <text:list-item>
            <text:p text:style-name="P25">Ability to work with a team creatively and analytically. </text:p>
          </text:list-item>
          <text:list-item>
            <text:p text:style-name="P3">Willing to work in a 24X7 work environment. </text:p>
          </text:list-item>
        </text:list>
        <text:p text:style-name="Text_20_body"><text:line-break/><text:span text:style-name="T1">Requirements:</text:span> </text:p>
        <text:list xml:id="list3112028925" text:style-name="L4">
          <text:list-item>
            <text:p text:style-name="P26">Experience with Linux and Window servers in virtualized environments </text:p>
          </text:list-item>
          <text:list-item>
            <text:p text:style-name="P26">Experience installing, configuring, and maintaining services such as Bind, Apache, MySQL,etc. </text:p>
          </text:list-item>
          <text:list-item>
            <text:p text:style-name="P26">Strong grasp on configuration management tools, such as Puppet and Chef </text:p>
          </text:list-item>
          <text:list-item>
            <text:p text:style-name="P26">Familiarity with load balancing, firewalls, etc. </text:p>
          </text:list-item>
          <text:list-item>
            <text:p text:style-name="P26">Proficient with network tools such as iptables, Linux IPVS, HAProxy, etc. </text:p>
          </text:list-item>
          <text:list-item>
            <text:p text:style-name="P26">Ability to build and monitor services on production servers </text:p>
          </text:list-item>
          <text:list-item>
            <text:p text:style-name="P26">Configuration, installation and managing of Windows Server and VMware workstation. </text:p>
          </text:list-item>
          <text:list-item>
            <text:p text:style-name="P26">Installation, Configuration and Troubleshooting Symantec Endpoint protection 12.1. </text:p>
          </text:list-item>
          <text:list-item>
            <text:p text:style-name="P4">Strong knowledge of MVC, Azure SQL, Azure PaaS Services, Xamarin Forms, MVVM </text:p>
          </text:list-item>
        </text:list>
      </text:section>
      <text:p text:style-name="Text_20_body"/>
      <text:section text:style-name="Sect1" text:name="Section3">
        <text:p text:style-name="P22"><text:bookmark text:name="text2"/><text:span text:style-name="T1">Profile :</text:span> Quality Assurance</text:p>
        <text:p text:style-name="P22"><text:span text:style-name="T1">Open Positions :</text:span> 2</text:p>
        <text:p text:style-name="P22"><text:soft-page-break/><text:line-break/><text:span text:style-name="T1">J​ob Description​:</text:span></text:p>
        <text:p text:style-name="P22"><text:line-break/>We are looking for a Quality Assurance Engineer with 1 to 2 years experience to develop and execute exploratory tests as well as automated tests in order to ensure product quality. QA engineer responsibilities include estimating, planning, and coordinating testing activities. You will also ensure that quality issues and defects are appropriately identified, documented, tracked, and resolved in our defect tracking system. </text:p>
        <text:p text:style-name="Text_20_body"><text:line-break/><text:span text:style-name="T1">Responsibilities:</text:span> </text:p>
        <text:list xml:id="list3442617052" text:style-name="L5">
          <text:list-item>
            <text:p text:style-name="P27">Review requirements specifications and technical design documents to provide timely and meaningful feedback </text:p>
          </text:list-item>
          <text:list-item>
            <text:p text:style-name="P27">Create detailed, comprehensive and well-structured test plans and test cases </text:p>
          </text:list-item>
          <text:list-item>
            <text:p text:style-name="P27">Estimate, prioritize, plan, and coordinate testing activities </text:p>
          </text:list-item>
          <text:list-item>
            <text:p text:style-name="P27">Design, develop and execute automation scripts using open source tools </text:p>
          </text:list-item>
          <text:list-item>
            <text:p text:style-name="P27">Identify, record, document thoroughly and track bugs </text:p>
          </text:list-item>
          <text:list-item>
            <text:p text:style-name="P5">Perform thorough regression testing when bugs are resolved </text:p>
          </text:list-item>
        </text:list>
        <text:p text:style-name="Text_20_body"><text:line-break/><text:span text:style-name="T1">Requirements:</text:span> </text:p>
        <text:list xml:id="list2244772783" text:style-name="L6">
          <text:list-item>
            <text:p text:style-name="P28">BS/MS degree in Computer Science, Engineering or a related subject </text:p>
          </text:list-item>
          <text:list-item>
            <text:p text:style-name="P28">Proven working experience in SDLC and STLC (Web and Mobile App) </text:p>
          </text:list-item>
          <text:list-item>
            <text:p text:style-name="P28">Strong knowledge of software QA methodologies, tools, and processes </text:p>
          </text:list-item>
          <text:list-item>
            <text:p text:style-name="P28">Experience in writing clear, concise and comprehensive test plans and test cases </text:p>
          </text:list-item>
          <text:list-item>
            <text:p text:style-name="P28">Hands-on experience with both white box and black box testing </text:p>
          </text:list-item>
          <text:list-item>
            <text:p text:style-name="P28">Hands-on experience with manual(regression, integration system, UAT, Bug life cycle, unit , STLC and SDLC extra ) and automated (Selenium, J-meter, bug tracking tool and project management tool extra) testing tools </text:p>
          </text:list-item>
          <text:list-item>
            <text:p text:style-name="P28">Solid knowledge of Web API Testing (Charles Web Debugging, Fiddler, Advanced REST client, Postman, Wire shark ) </text:p>
          </text:list-item>
          <text:list-item>
            <text:p text:style-name="P28">Experience in Project Estimation techniques, Project Management Tool, PPM &amp; ALM and Agile Methodology </text:p>
          </text:list-item>
          <text:list-item>
            <text:p text:style-name="P28">Experience with security testing (JD-GUI, Progaurd and Dexgaurd) </text:p>
          </text:list-item>
          <text:list-item>
            <text:p text:style-name="P6">Good knowledge and experience in PHP, JAVA, Oracle, Android and iOS testing </text:p>
          </text:list-item>
        </text:list>
      </text:section>
      <text:p text:style-name="Text_20_body"/>
      <text:section text:style-name="Sect1" text:name="Section4">
        <text:p text:style-name="P22"><text:bookmark text:name="text3"/><text:span text:style-name="T1">Profile :</text:span> PHP Developer</text:p>
        <text:p text:style-name="P22"><text:span text:style-name="T1">Open Positions :</text:span> 2</text:p>
        <text:p text:style-name="P22"><text:line-break/><text:span text:style-name="T1">J​ob Description​:</text:span></text:p>
        <text:p text:style-name="P22"><text:line-break/>We are looking for a PHP developer who is dedicated to his craft, writes code that is proud of and can <text:soft-page-break/>hit the ground running. We need you to write fast PHP to a high standard, in a timely and scalable way that improves the code-base of our products in meaningful ways.<text:line-break/>You will be a part of a creative team that is responsible for all aspects of the ongoing software development from the initial specification, through to developing, testing and launching. The developer should have at least 2 to 4 years of experience in development. </text:p>
        <text:p text:style-name="Text_20_body"><text:line-break/><text:span text:style-name="T1">Responsibilities:</text:span> </text:p>
        <text:list xml:id="list2273061990" text:style-name="L7">
          <text:list-item>
            <text:p text:style-name="P29">Write “clean”, well designed code </text:p>
          </text:list-item>
          <text:list-item>
            <text:p text:style-name="P29">Produce detailed specifications </text:p>
          </text:list-item>
          <text:list-item>
            <text:p text:style-name="P29">Troubleshoot, test and maintain the core product software and databases to ensure strong optimization and functionality </text:p>
          </text:list-item>
          <text:list-item>
            <text:p text:style-name="P29">Integration of user-facing elements developed by front-end developers </text:p>
          </text:list-item>
          <text:list-item>
            <text:p text:style-name="P29">Contribute in all phases of the development life-cycle </text:p>
          </text:list-item>
          <text:list-item>
            <text:p text:style-name="P29">Follow industry best practices </text:p>
          </text:list-item>
          <text:list-item>
            <text:p text:style-name="P29">Develop and deploy new features to facilitate related procedures and tools necessary </text:p>
          </text:list-item>
          <text:list-item>
            <text:p text:style-name="P7">Convey effectively with all task progress, evaluations, suggestions, schedules along with technical and issues </text:p>
          </text:list-item>
        </text:list>
        <text:p text:style-name="Text_20_body"><text:line-break/><text:span text:style-name="T1">Requirements:</text:span> </text:p>
        <text:list xml:id="list2745065987" text:style-name="L8">
          <text:list-item>
            <text:p text:style-name="P30">Good experience in PHP development </text:p>
          </text:list-item>
          <text:list-item>
            <text:p text:style-name="P30">Understanding of open source projects like Joomla, Drupal, Wikis, osCommerce, etc. </text:p>
          </text:list-item>
          <text:list-item>
            <text:p text:style-name="P30">Demonstrable knowledge of web technologies including HTML, CSS, Javascript, AJAX etc. </text:p>
          </text:list-item>
          <text:list-item>
            <text:p text:style-name="P30">Good knowledge of relational databases, version control tools and of developing web services. </text:p>
          </text:list-item>
          <text:list-item>
            <text:p text:style-name="P30">Passion for best design and coding practices and a desire to develop new bold ideas. </text:p>
          </text:list-item>
          <text:list-item>
            <text:p text:style-name="P30">BS/MS degree in Computer Science, Engineering or a related subject. </text:p>
          </text:list-item>
          <text:list-item>
            <text:p text:style-name="P30">Strong Knowledge of PHP web framework such as CodeIgniter, Laravel, Symphony, Zend ,Cake, Yii extra </text:p>
          </text:list-item>
          <text:list-item>
            <text:p text:style-name="P30">Experience in project management </text:p>
          </text:list-item>
          <text:list-item>
            <text:p text:style-name="P30">Strong Knowledge of coding HTML 5, Java, CSS, and JQuery, Java Script, AJAX, JSON, JSONP and other libraries </text:p>
          </text:list-item>
          <text:list-item>
            <text:p text:style-name="P8">Experience in making Web Services for Mobile App Development. Web Services (REST/SOAP), Multimedia Content Development, API's </text:p>
          </text:list-item>
        </text:list>
      </text:section>
      <text:p text:style-name="Text_20_body"/>
      <text:section text:style-name="Sect1" text:name="Section5">
        <text:p text:style-name="P22"><text:bookmark text:name="text4"/><text:span text:style-name="T1">Profile :</text:span> PHP Developer</text:p>
        <text:p text:style-name="P22"><text:span text:style-name="T1">Open Positions :</text:span> 2</text:p>
        <text:p text:style-name="P22"><text:line-break/><text:span text:style-name="T1">J​ob Description​:</text:span></text:p>
        <text:p text:style-name="P22"><text:line-break/>We are looking for a PHP developer who is dedicated to his craft, writes code that is proud of and can hit the ground running. We need you to write fast PHP to a high standard, in a timely and scalable way <text:soft-page-break/>that improves the code-base of our products in meaningful ways.<text:line-break/>You will be a part of a creative team that is responsible for all aspects of the ongoing software development from the initial specification, through to developing, testing and launching. The developer should have at least 2 to 4 years of experience in development. </text:p>
        <text:p text:style-name="Text_20_body"><text:line-break/><text:span text:style-name="T1">Responsibilities:</text:span> </text:p>
        <text:list xml:id="list4209419272" text:style-name="L9">
          <text:list-item>
            <text:p text:style-name="P31">Write “clean”, well designed code. </text:p>
          </text:list-item>
          <text:list-item>
            <text:p text:style-name="P31">Produce detailed specifications. </text:p>
          </text:list-item>
          <text:list-item>
            <text:p text:style-name="P31">Troubleshoot, test and maintain the core product software and databases to ensure strong optimization and functionality. </text:p>
          </text:list-item>
          <text:list-item>
            <text:p text:style-name="P31">Integration of user-facing elements developed by front-end developers. </text:p>
          </text:list-item>
          <text:list-item>
            <text:p text:style-name="P31">Contribute in all phases of the development life-cycle. </text:p>
          </text:list-item>
          <text:list-item>
            <text:p text:style-name="P31">Follow industry best practices. </text:p>
          </text:list-item>
          <text:list-item>
            <text:p text:style-name="P31">Develop and deploy new features to facilitate related procedures and tools necessary. </text:p>
          </text:list-item>
          <text:list-item>
            <text:p text:style-name="P9">Convey effectively with all task progress, evaluations, suggestions,schedules along with technical and issues. </text:p>
          </text:list-item>
        </text:list>
        <text:p text:style-name="Text_20_body"><text:line-break/><text:span text:style-name="T1">Requirements:</text:span> </text:p>
        <text:list xml:id="list2179357740" text:style-name="L10">
          <text:list-item>
            <text:p text:style-name="P32">Good experience in PHP development. </text:p>
          </text:list-item>
          <text:list-item>
            <text:p text:style-name="P32">Understanding of open source projects like Joomla, Drupal, Wikis, osCommerce, etc. </text:p>
          </text:list-item>
          <text:list-item>
            <text:p text:style-name="P32">Demonstrable knowledge of web technologies including HTML, CSS, Javascript, AJAX etc. </text:p>
          </text:list-item>
          <text:list-item>
            <text:p text:style-name="P32">Good knowledge of relational databases, version control tools and of developing web services. </text:p>
          </text:list-item>
          <text:list-item>
            <text:p text:style-name="P32">Passion for best design and coding practices and a desire to develop new bold ideas. </text:p>
          </text:list-item>
          <text:list-item>
            <text:p text:style-name="P32">BS/MS degree in Computer Science, Engineering or a related subject. </text:p>
          </text:list-item>
          <text:list-item>
            <text:p text:style-name="P32">Strong Knowledge of PHP web framework such as Laravel, Symphony,Zend , Cake, Yii exta. </text:p>
          </text:list-item>
          <text:list-item>
            <text:p text:style-name="P32">Able to run and maintain a workstation with required software (Windows Server, Internet Information Services, SQL Server, Visual Studio). </text:p>
          </text:list-item>
          <text:list-item>
            <text:p text:style-name="P32">Strong Knowledge of coding HTML 5, Java, CSS, and JQuery, Java Script, AJAX, JSON, JSONP and other libraries. </text:p>
          </text:list-item>
          <text:list-item>
            <text:p text:style-name="P10">HTML5, CSS3, Web Programming Skills, E-Commerce, Web User Interface Design (UI), Security Principles, Object-Oriented Design, Web Services (REST/SOAP), Multimedia Content Development, API's. </text:p>
          </text:list-item>
        </text:list>
      </text:section>
      <text:p text:style-name="Text_20_body"/>
      <text:section text:style-name="Sect1" text:name="Section6">
        <text:p text:style-name="P22"><text:bookmark text:name="text5"/><text:span text:style-name="T1">Profile :</text:span> i​OS Developer</text:p>
        <text:p text:style-name="P22"><text:span text:style-name="T1">Open Positions :</text:span> 2</text:p>
        <text:p text:style-name="P22"><text:line-break/><text:span text:style-name="T1">J​ob Description​:</text:span></text:p>
        <text:p text:style-name="P22"><text:line-break/>We are looking for an iOS Developer who possesses a passion for pushing mobile technologies to the <text:soft-page-break/>limits and will work with our team of talented engineers to design and build the next generation of our mobile applications​. ​The developer should have 1.5 to 3 years experience in development. </text:p>
        <text:p text:style-name="Text_20_body"><text:line-break/><text:span text:style-name="T1">Responsibilities:</text:span> </text:p>
        <text:list xml:id="list3320414862" text:style-name="L11">
          <text:list-item>
            <text:p text:style-name="P33">Design and build advanced applications for the iOS platform. </text:p>
          </text:list-item>
          <text:list-item>
            <text:p text:style-name="P33">Collaborate with cross-functional teams to define, design, and<text:line-break/>ship new features. </text:p>
          </text:list-item>
          <text:list-item>
            <text:p text:style-name="P33">Unit-test code for robustness, including edge cases, usability,<text:line-break/>and general reliability. </text:p>
          </text:list-item>
          <text:list-item>
            <text:p text:style-name="P33">Work on bug fixing and improving application performance. </text:p>
          </text:list-item>
          <text:list-item>
            <text:p text:style-name="P33">Continuously discover, evaluate, and implement new technologies to maximize development efficiency. </text:p>
          </text:list-item>
          <text:list-item>
            <text:p text:style-name="P33">Help maintain code quality, organization, and automatization. </text:p>
          </text:list-item>
          <text:list-item>
            <text:p text:style-name="P11">Implementing custom native interfaces using the latest iOS programming techniques. </text:p>
          </text:list-item>
        </text:list>
        <text:p text:style-name="Text_20_body"><text:line-break/><text:span text:style-name="T1">Requirements:</text:span> </text:p>
        <text:list xml:id="list3905896652" text:style-name="L12">
          <text:list-item>
            <text:p text:style-name="P34">Graduate(BE/B.tech or BCA) </text:p>
          </text:list-item>
          <text:list-item>
            <text:p text:style-name="P34">Proven working experience in software development. </text:p>
          </text:list-item>
          <text:list-item>
            <text:p text:style-name="P34">Good working experience in iOS development. </text:p>
          </text:list-item>
          <text:list-item>
            <text:p text:style-name="P34">Have published one or more iOS apps in the app store. </text:p>
          </text:list-item>
          <text:list-item>
            <text:p text:style-name="P34">A deep familiarity with Objective-C and Cocoa Touch. </text:p>
          </text:list-item>
          <text:list-item>
            <text:p text:style-name="P34">Experience working with iOS frameworks such as Core Data, Core Animation, Core Graphics and Core Text. </text:p>
          </text:list-item>
          <text:list-item>
            <text:p text:style-name="P34">Experience with third-party libraries and APIs. </text:p>
          </text:list-item>
          <text:list-item>
            <text:p text:style-name="P34">Working knowledge of the general mobile landscape, architectures, trends, and emerging technologies. </text:p>
          </text:list-item>
          <text:list-item>
            <text:p text:style-name="P12">Solid understanding of the full mobile development life cycle. </text:p>
          </text:list-item>
        </text:list>
      </text:section>
      <text:p text:style-name="Text_20_body"/>
      <text:section text:style-name="Sect1" text:name="Section7">
        <text:p text:style-name="P22"><text:bookmark text:name="text6"/><text:span text:style-name="T1">Profile :</text:span> i​OS Developer</text:p>
        <text:p text:style-name="P22"><text:span text:style-name="T1">Open Positions :</text:span> 2</text:p>
        <text:p text:style-name="P22"><text:line-break/><text:span text:style-name="T1">J​ob Description​:</text:span></text:p>
        <text:p text:style-name="P22"><text:line-break/>We are looking for an iOS Developer who possesses a passion for pushing mobile technologies to the limits and will work with our team of talented engineers to design and build the next generation of our mobile applications​. ​The developer should have 2 to 4 years experience in development. </text:p>
        <text:p text:style-name="Text_20_body"><text:line-break/><text:span text:style-name="T1">Responsibilities:</text:span> </text:p>
        <text:list xml:id="list337893697" text:style-name="L13">
          <text:list-item>
            <text:p text:style-name="P35">Design and build advanced applications for the iOS platform. </text:p>
          </text:list-item>
          <text:list-item>
            <text:p text:style-name="P35"><text:soft-page-break/>Collaborate with cross-functional teams to define, design, and<text:line-break/>ship new features. </text:p>
          </text:list-item>
          <text:list-item>
            <text:p text:style-name="P35">Unit-test code for robustness, including edge cases, usability,<text:line-break/>and general reliability. </text:p>
          </text:list-item>
          <text:list-item>
            <text:p text:style-name="P35">Work on bug fixing and improving application performance. </text:p>
          </text:list-item>
          <text:list-item>
            <text:p text:style-name="P35">Continuously discover, evaluate, and implement new technologies to maximize development efficiency. </text:p>
          </text:list-item>
          <text:list-item>
            <text:p text:style-name="P35">Help maintain code quality, organization, and automatization. </text:p>
          </text:list-item>
          <text:list-item>
            <text:p text:style-name="P13">Implementing custom native interfaces using the latest iOS programming techniques. </text:p>
          </text:list-item>
        </text:list>
        <text:p text:style-name="Text_20_body"><text:line-break/><text:span text:style-name="T1">Requirements:</text:span> </text:p>
        <text:list xml:id="list131999621" text:style-name="L14">
          <text:list-item>
            <text:p text:style-name="P36">Graduate(BE/B.tech or BCA) </text:p>
          </text:list-item>
          <text:list-item>
            <text:p text:style-name="P36">Proven working experience in software development. </text:p>
          </text:list-item>
          <text:list-item>
            <text:p text:style-name="P36">Good working experience in iOS development. </text:p>
          </text:list-item>
          <text:list-item>
            <text:p text:style-name="P36">Have published one or more iOS apps in the app store. </text:p>
          </text:list-item>
          <text:list-item>
            <text:p text:style-name="P36">A deep familiarity with Objective-C and Cocoa Touch. </text:p>
          </text:list-item>
          <text:list-item>
            <text:p text:style-name="P36">Experience working with iOS frameworks such as Core Data, Core Animation, Core Graphics and Core Text. </text:p>
          </text:list-item>
          <text:list-item>
            <text:p text:style-name="P36">Experience with third-party libraries and APIs. </text:p>
          </text:list-item>
          <text:list-item>
            <text:p text:style-name="P36">Working knowledge of the general mobile landscape, architectures, trends, and emerging technologies. </text:p>
          </text:list-item>
          <text:list-item>
            <text:p text:style-name="P14">Solid understanding of the full mobile development life cycle. </text:p>
          </text:list-item>
        </text:list>
      </text:section>
      <text:p text:style-name="Text_20_body"/>
      <text:section text:style-name="Sect1" text:name="Section8">
        <text:p text:style-name="P22"><text:bookmark text:name="text7"/><text:span text:style-name="T1">Profile :</text:span> Android Developer</text:p>
        <text:p text:style-name="P22"><text:span text:style-name="T1">Open Positions :</text:span> 2</text:p>
        <text:p text:style-name="P22"><text:line-break/><text:span text:style-name="T1">J​ob Description​:</text:span></text:p>
        <text:p text:style-name="P22"><text:line-break/>We are looking for an Android Developer who possesses a passion for pushing mobile technologies to the limits and will work with our team of talented engineers to design and build the next generation mobile applications.​ The developer should have at least 2 to 3 years of experience in development. </text:p>
        <text:p text:style-name="Text_20_body"><text:line-break/><text:span text:style-name="T1">Responsibilities:</text:span> </text:p>
        <text:list xml:id="list3176317905" text:style-name="L15">
          <text:list-item>
            <text:p text:style-name="P37">Design and build advanced applications for the Android<text:line-break/>platform. </text:p>
          </text:list-item>
          <text:list-item>
            <text:p text:style-name="P37">Collaborate with cross-functional teams to define, <text:line-break/>design, and ship new features. </text:p>
          </text:list-item>
          <text:list-item>
            <text:p text:style-name="P37">Work with outside data sources and API’s. </text:p>
          </text:list-item>
          <text:list-item>
            <text:p text:style-name="P37">Unit-test code for robustness, including edge cases, usability, and <text:line-break/>general reliability. </text:p>
          </text:list-item>
          <text:list-item>
            <text:p text:style-name="P37"><text:soft-page-break/>Work on bug fixing and improving application performance. </text:p>
          </text:list-item>
          <text:list-item>
            <text:p text:style-name="P15">Continuously discover, evaluate, and implement new technologies to maximize development efficiency. </text:p>
          </text:list-item>
        </text:list>
        <text:p text:style-name="Text_20_body"><text:line-break/><text:span text:style-name="T1">Requirements:</text:span> </text:p>
        <text:list xml:id="list1558254984" text:style-name="L16">
          <text:list-item>
            <text:p text:style-name="P38">Graduate(BE/B.tech or BCA) </text:p>
          </text:list-item>
          <text:list-item>
            <text:p text:style-name="P38">Proven software development experience </text:p>
          </text:list-item>
          <text:list-item>
            <text:p text:style-name="P38">Good working experience in Android development </text:p>
          </text:list-item>
          <text:list-item>
            <text:p text:style-name="P38">Have published at least one original Android ​A​pp </text:p>
          </text:list-item>
          <text:list-item>
            <text:p text:style-name="P38">Experience with Android SDK </text:p>
          </text:list-item>
          <text:list-item>
            <text:p text:style-name="P38">Experience working with remote data via REST and JSON </text:p>
          </text:list-item>
          <text:list-item>
            <text:p text:style-name="P38">Experience with third-party libraries and APIs </text:p>
          </text:list-item>
          <text:list-item>
            <text:p text:style-name="P38">Working knowledge of the general mobile landscape, architectures, trends, and emerging technologies </text:p>
          </text:list-item>
          <text:list-item>
            <text:p text:style-name="P16">Solid understanding of the full mobile development life cycle </text:p>
          </text:list-item>
        </text:list>
      </text:section>
      <text:p text:style-name="Text_20_body"/>
      <text:section text:style-name="Sect1" text:name="Section9">
        <text:p text:style-name="P22"><text:bookmark text:name="text8"/><text:span text:style-name="T1">Profile :</text:span> Android Developer</text:p>
        <text:p text:style-name="P22"><text:span text:style-name="T1">Open Positions :</text:span> 2</text:p>
        <text:p text:style-name="P22"><text:line-break/><text:span text:style-name="T1">J​ob Description​:</text:span></text:p>
        <text:p text:style-name="P22"><text:line-break/>We are looking for an Android Developer who possesses a passion for pushing mobile technologies to the limits and will work with our team of talented engineers to design and build the next generation mobile applications.​ The developer should have at least 2 to 4 years of experience in development. </text:p>
        <text:p text:style-name="Text_20_body"><text:line-break/><text:span text:style-name="T1">Responsibilities:</text:span> </text:p>
        <text:list xml:id="list2418039210" text:style-name="L17">
          <text:list-item>
            <text:p text:style-name="P39">Design and build advanced applications for the Android<text:line-break/>platform. </text:p>
          </text:list-item>
          <text:list-item>
            <text:p text:style-name="P39">Collaborate with cross-functional teams to define, <text:line-break/>design, and ship new features. </text:p>
          </text:list-item>
          <text:list-item>
            <text:p text:style-name="P39">Work with outside data sources and API’s. </text:p>
          </text:list-item>
          <text:list-item>
            <text:p text:style-name="P39">Unit-test code for robustness, including edge cases, usability, and <text:line-break/>general reliability. </text:p>
          </text:list-item>
          <text:list-item>
            <text:p text:style-name="P39">Work on bug fixing and improving application performance. </text:p>
          </text:list-item>
          <text:list-item>
            <text:p text:style-name="P17">Continuously discover, evaluate, and implement new technologies to maximize development efficiency. </text:p>
          </text:list-item>
        </text:list>
        <text:p text:style-name="Text_20_body"><text:line-break/><text:span text:style-name="T1">Requirements:</text:span> </text:p>
        <text:list xml:id="list1638952910" text:style-name="L18">
          <text:list-item>
            <text:p text:style-name="P40">Graduate(BE/B.tech or BCA) </text:p>
          </text:list-item>
          <text:list-item>
            <text:p text:style-name="P40"><text:soft-page-break/>Proven software development experience </text:p>
          </text:list-item>
          <text:list-item>
            <text:p text:style-name="P40">Good working experience in Android development </text:p>
          </text:list-item>
          <text:list-item>
            <text:p text:style-name="P40">Have published at least one original Android ​A​pp </text:p>
          </text:list-item>
          <text:list-item>
            <text:p text:style-name="P40">Experience with Android SDK </text:p>
          </text:list-item>
          <text:list-item>
            <text:p text:style-name="P40">Experience working with remote data via REST and JSON </text:p>
          </text:list-item>
          <text:list-item>
            <text:p text:style-name="P40">Experience with third-party libraries and APIs </text:p>
          </text:list-item>
          <text:list-item>
            <text:p text:style-name="P40">Working knowledge of the general mobile landscape, architectures, trends, and emerging technologies </text:p>
          </text:list-item>
          <text:list-item>
            <text:p text:style-name="P18">Solid understanding of the full mobile development life cycle </text:p>
          </text:list-item>
        </text:list>
      </text:section>
      <text:p text:style-name="Text_20_body"/>
      <text:section text:style-name="Sect1" text:name="Section10">
        <text:p text:style-name="P22"><text:bookmark text:name="text9"/><text:span text:style-name="T1">Profile :</text:span> Business Development Executive</text:p>
        <text:p text:style-name="P22"><text:span text:style-name="T1">Open Positions :</text:span> 2</text:p>
        <text:p text:style-name="P22"><text:line-break/><text:span text:style-name="T1">J​ob Description​:</text:span></text:p>
        <text:p text:style-name="P22"><text:line-break/>A business development executive's main task is to facilitate the growth of the business for which he or she works. Working primarily with the sales and marketing departments, this experienced professional develops training plans to educate and motivate employees of a company to perform at their most profitable level. Strategic planning for future development is a key part of this job description, since it's the business executive's responsibility to develop the pipeline of new business coming in to the company. This requires thorough knowledge of the marketplace and of the company's competitors. <text:line-break/>Essential Duties and Responsibilities include the following: <text:line-break/><text:line-break/>A business development professional has three primary responsibilities:<text:line-break/><text:line-break/>1. Identifying new sales leads<text:line-break/>2. Pitching products and/or services<text:line-break/>3. Maintaining fruitful relationships with existing customers</text:p>
        <text:p text:style-name="Text_20_body"><text:line-break/><text:span text:style-name="T1">When it comes to generating leads, day-to-day duties typically include:</text:span> </text:p>
        <text:list xml:id="list48293988" text:style-name="L19">
          <text:list-item>
            <text:p text:style-name="P41">Researching organizations and individuals online (especially on social media)<text:line-break/>to identify new leads and potential new markets. </text:p>
          </text:list-item>
          <text:list-item>
            <text:p text:style-name="P41">Researching the needs of other companies and learning who makes<text:line-break/>decisions about purchasing. </text:p>
          </text:list-item>
          <text:list-item>
            <text:p text:style-name="P41">Contacting potential clients via email or phone to establish rapport and<text:line-break/>set up meetings. </text:p>
          </text:list-item>
          <text:list-item>
            <text:p text:style-name="P41">Planning and overseeing new marketing initiatives. </text:p>
          </text:list-item>
          <text:list-item>
            <text:p text:style-name="P19">Attending conferences, meetings, and industry events. </text:p>
          </text:list-item>
        </text:list>
        <text:p text:style-name="Text_20_body"><text:line-break/><text:span text:style-name="T1">When it comes to the challenge of actually selling, other typical duties include:</text:span> </text:p>
        <text:list xml:id="list1090034999" text:style-name="L20">
          <text:list-item>
            <text:p text:style-name="P42"><text:soft-page-break/>Preparing PowerPoint presentations and sales displays. </text:p>
          </text:list-item>
          <text:list-item>
            <text:p text:style-name="P42">Contacting clients to inform them about new developments in the company’s products. </text:p>
          </text:list-item>
          <text:list-item>
            <text:p text:style-name="P42">Developing quotes and proposals. </text:p>
          </text:list-item>
          <text:list-item>
            <text:p text:style-name="P42">Negotiating and renegotiating by phone, email, and in person. </text:p>
          </text:list-item>
          <text:list-item>
            <text:p text:style-name="P42">Developing sales goals for the team and ensuring they are met. </text:p>
          </text:list-item>
          <text:list-item>
            <text:p text:style-name="P42">Training personnel and helping team members develop their skills. </text:p>
          </text:list-item>
          <text:list-item>
            <text:p text:style-name="P20">Write reports and provide feedback to the management on the progress of the cooperative. </text:p>
          </text:list-item>
        </text:list>
        <text:p text:style-name="P22">To keep healthy relationships with clients, this mostly requires socialization. So from simple chats on the phone to lunches and events or conferences business development managers must be sure to keep their customers happy. Of course, as with all office jobs, documentation is also a big part of the work. Business development professionals are also obligated to write reports and provide feedback to upper management about what is and is not working. </text:p>
        <text:p text:style-name="P22">Qualification &amp; Experience:<text:line-break/><text:line-break/>• Masters in Business Administration<text:line-break/>• Experience should be more than ​1​ year<text:line-break/>• Preferred Female Candidate based in Delhi- NCR<text:line-break/>• Strong Knowledge on IT systems</text:p>
      </text:section>
      <text:p text:style-name="Text_20_body"/>
      <text:section text:style-name="Sect1" text:name="Section11">
        <text:p text:style-name="P22"><text:bookmark text:name="text10"/><text:span text:style-name="T1">Profile :</text:span> HTML5 Developer</text:p>
        <text:p text:style-name="P22"><text:span text:style-name="T1">Open Positions :</text:span> 2</text:p>
        <text:p text:style-name="P22"><text:line-break/><text:span text:style-name="T1">J​ob Description​:</text:span></text:p>
        <text:p text:style-name="P22"><text:line-break/>A HTML5 is responsible for designing and developing software and web pages based on given performance requirements and design. The developer must have good communication skills to correspond with clients or business analysts. The developer should have at least 4 to 6 years of experience in development. </text:p>
        <text:p text:style-name="Text_20_body"><text:line-break/><text:span text:style-name="T1">Requirements:</text:span> </text:p>
        <text:list xml:id="list921640044" text:style-name="L21">
          <text:list-item>
            <text:p text:style-name="P43">Excellent spoken and written English skills. </text:p>
          </text:list-item>
          <text:list-item>
            <text:p text:style-name="P43">Graduate of a University-level Computing Science program. </text:p>
          </text:list-item>
          <text:list-item>
            <text:p text:style-name="P43">Experience with development of Internet Applications. </text:p>
          </text:list-item>
          <text:list-item>
            <text:p text:style-name="P43">Assist in the creation and maintenance of company website and blog developed in the Content Management System. </text:p>
          </text:list-item>
          <text:list-item>
            <text:p text:style-name="P43">Help in the creation of professional development tools to help support the use of web properties including authoring, content development, etc. </text:p>
          </text:list-item>
          <text:list-item>
            <text:p text:style-name="P43">Developing web technologies such as mobile development, video, social media, and Flash. </text:p>
          </text:list-item>
          <text:list-item>
            <text:p text:style-name="P43">Good experience with developing for Microsoft SQL Server (Stored Procedures, Views, Scalar-Valued &amp; Table-Valued Functions). </text:p>
          </text:list-item>
          <text:list-item>
            <text:p text:style-name="P43"><text:soft-page-break/>Able to run and maintain a workstation with required software (Windows Server, Internet Information Services, SQL Server, Visual Studio). </text:p>
          </text:list-item>
          <text:list-item>
            <text:p text:style-name="P21">Strong Knowledge of coding HTML, HTML 5, CSS, XHTML, jQuery, Java, Java Script, AJAX, JSON, JSONP and other libraries. </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5:27:33.782000000</meta:creation-date>
    <dc:date>2018-03-22T15:40:15.174000000</dc:date>
    <meta:editing-duration>PT2M31S</meta:editing-duration>
    <meta:editing-cycles>1</meta:editing-cycles>
    <meta:document-statistic meta:table-count="0" meta:image-count="0" meta:object-count="0" meta:page-count="12" meta:paragraph-count="263" meta:word-count="3196" meta:character-count="21683" meta:non-whitespace-character-count="18033"/>
    <meta:generator>LibreOffice/6.0.2.1$Windows_X86_64 LibreOffice_project/f7f06a8f319e4b62f9bc5095aa112a65d2f3ac89</meta:generator>
  </office:meta>
</office:document-meta>
</file>